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6cm" table:align="left"/>
    </style:style>
    <style:style style:name="Tabella1.A" style:family="table-column">
      <style:table-column-properties style:column-width="4.683cm"/>
    </style:style>
    <style:style style:name="Tabella1.B" style:family="table-column">
      <style:table-column-properties style:column-width="12.277cm"/>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fo:font-size="12pt" style:font-size-asian="12pt" style:font-size-complex="12pt"/>
    </style:style>
    <style:style style:name="P2" style:family="paragraph" style:parent-style-name="Table_20_Contents">
      <style:paragraph-properties fo:text-align="end" style:justify-single-word="false"/>
      <style:text-properties style:font-name="Times New Roman" fo:font-size="12pt" style:font-size-asian="12pt" style:font-size-complex="12pt"/>
    </style:style>
    <style:style style:name="P3" style:family="paragraph" style:parent-style-name="Table_20_Contents">
      <style:paragraph-properties fo:margin-left="0cm" fo:margin-right="0cm" fo:text-indent="0cm" style:auto-text-indent="false"/>
      <style:text-properties style:font-name="Times New Roman" fo:font-size="12pt" fo:font-weight="bold" style:font-size-asian="12pt" style:font-weight-asian="bold" style:font-size-complex="12pt" style:font-weight-complex="bold"/>
    </style:style>
    <style:style style:name="P4" style:family="paragraph" style:parent-style-name="Table_20_Contents">
      <style:paragraph-properties fo:margin-left="0cm" fo:margin-right="0cm" fo:text-indent="0cm" style:auto-text-indent="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Table_20_Contents">
      <style:paragraph-properties fo:margin-left="0cm" fo:margin-right="0cm" fo:text-indent="0cm" style:auto-text-indent="false"/>
      <style:text-properties style:font-name="Times New Roman" fo:font-size="12pt" fo:font-weight="normal" style:font-size-asian="12pt" style:font-weight-asian="normal" style:font-size-complex="12pt" style:font-weight-complex="normal"/>
    </style:style>
    <style:style style:name="P6" style:family="paragraph" style:parent-style-name="Table_20_Contents" style:list-style-name="L1">
      <style:text-properties style:font-name="Times New Roman" fo:font-size="12pt" style:font-size-asian="12pt" style:font-size-complex="12pt"/>
    </style:style>
    <style:style style:name="P7" style:family="paragraph" style:parent-style-name="Table_20_Contents" style:list-style-name="L1">
      <style:paragraph-properties fo:margin-left="2.491cm" fo:margin-right="0cm" fo:text-align="justify" style:justify-single-word="false" fo:text-indent="-0.635cm" style:auto-text-indent="false"/>
      <style:text-properties style:font-name="Times New Roman" fo:font-size="12pt" style:font-size-asian="12pt" style:font-size-complex="12pt"/>
    </style:style>
    <style:style style:name="P8" style:family="paragraph" style:parent-style-name="Table_20_Contents" style:list-style-name="L1">
      <style:paragraph-properties fo:margin-left="2.491cm" fo:margin-right="0cm" fo:text-align="justify" style:justify-single-word="false" fo:text-indent="-0.635cm" style:auto-text-indent="false">
        <style:tab-stops/>
      </style:paragraph-properties>
      <style:text-properties style:font-name="Times New Roman"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ella1" table:style-name="Tabella1">
        <table:table-column table:style-name="Tabella1.A"/>
        <table:table-column table:style-name="Tabella1.B"/>
        <table:table-row>
          <table:table-cell table:style-name="Tabella1.A1" office:value-type="string">
            <text:p text:style-name="P3">NOME SCENARIO:</text:p>
          </table:table-cell>
          <table:table-cell table:style-name="Tabella1.B1" office:value-type="string">
            <text:p text:style-name="P4">Genitore controlla un evento</text:p>
          </table:table-cell>
        </table:table-row>
        <table:table-row>
          <table:table-cell table:style-name="Tabella1.A2" office:value-type="string">
            <text:p text:style-name="P3">Partecipante:</text:p>
          </table:table-cell>
          <table:table-cell table:style-name="Tabella1.B2" office:value-type="string">
            <text:p text:style-name="P3"><text:span text:style-name="T4">Marta</text:span><text:span text:style-name="T2"> </text:span><text:span text:style-name="T1">: </text:span><text:span text:style-name="T1">Genitore</text:span></text:p>
          </table:table-cell>
        </table:table-row>
        <table:table-row>
          <table:table-cell table:style-name="Tabella1.A2" office:value-type="string">
            <text:p text:style-name="P3">Flusso degli eventi:</text:p>
          </table:table-cell>
          <table:table-cell table:style-name="Tabella1.B2" office:value-type="string">
            <text:list xml:id="list40728996" text:style-name="L1">
              <text:list-item>
                <text:p text:style-name="P6">Marta, genitore di luca,venendo a conoscenza da altri genitori del nuovo evento <text:span text:style-name="T3">"Recita di fine anno"</text:span> <text:s/>naviga sul sito dell' asilo, decide di entrare nella sezione eventi e prenderne visione.</text:p>
              </text:list-item>
            </text:list>
            <text:p text:style-name="P1"/>
            <text:list xml:id="list40718900" text:continue-numbering="true" text:style-name="L1">
              <text:list-item>
                <text:p text:style-name="P6">Per entrare nella sezione eventi clicca sul pulsante "Eventi".</text:p>
              </text:list-item>
            </text:list>
            <text:p text:style-name="P1"/>
            <text:list xml:id="list40729699" text:continue-numbering="true" text:style-name="L1">
              <text:list-item>
                <text:p text:style-name="P7">Viene visualizzata la lista degli eventi in ordine cronologico e marta cerca tra questi, il link che fa riferimento alla "Recita di fine anno".</text:p>
              </text:list-item>
            </text:list>
            <text:p text:style-name="P2"/>
            <text:list xml:id="list40723970" text:continue-numbering="true" text:style-name="L1">
              <text:list-item>
                <text:p text:style-name="P6">Trovato il link<text:span text:style-name="T3"> "Recita di fine anno",</text:span> clicca per accedere e visualizzare le informazioni in esso contenute.</text:p>
              </text:list-item>
            </text:list>
            <text:p text:style-name="P1"/>
            <text:list xml:id="list40722958" text:continue-numbering="true" text:style-name="L1">
              <text:list-item>
                <text:p text:style-name="P8">At-silo mostra una finestra di dialogo con al suo interno tutte le informazioni riguardanti l' evento come data, ora, titolo della recita, breve descrizione della recita, le classi partecipanti con le varie sezioni e il luogo dove si terrà la recita.</text:p>
              </text:list-item>
            </text:list>
            <text:p text:style-name="P1"/>
            <text:list xml:id="list40742632" text:continue-numbering="true" text:style-name="L1">
              <text:list-item>
                <text:p text:style-name="P6">Marta legge il contenuto.</text:p>
              </text:list-item>
            </text:list>
            <text:p text:style-name="P1"/>
            <text:list xml:id="list40731225" text:continue-numbering="true" text:style-name="L1">
              <text:list-item>
                <text:p text:style-name="P6">Preso atto delle informazioni riguardanti l' evento, marta clicca sul pulsante "x" per chiudere la finestra di dialogo precedentemente aperta dal sistema.</text:p>
              </text:list-item>
            </text:list>
            <text:p text:style-name="P1"/>
            <text:list xml:id="list40739637" text:continue-numbering="true" text:style-name="L1">
              <text:list-item>
                <text:p text:style-name="P6">Dopo aver chiuso la finestra di dialogo, marta continua la sua navigazione all'interno del sito.</text:p>
              </text:list-item>
            </text:list>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9H58M22S</meta:editing-duration>
    <meta:editing-cycles>14</meta:editing-cycles>
    <meta:generator>OpenOffice.org/3.3$Win32 OpenOffice.org_project/330m20$Build-9567</meta:generator>
    <dc:date>2012-10-21T20:59:22.98</dc:date>
    <meta:document-statistic meta:table-count="1" meta:image-count="0" meta:object-count="0" meta:page-count="1" meta:paragraph-count="13" meta:word-count="183" meta:character-count="1136"/>
    <meta:user-defined meta:name="Info 1"/>
    <meta:user-defined meta:name="Info 2"/>
    <meta:user-defined meta:name="Info 3"/>
    <meta:user-defined meta:name="Info 4"/>
  </office:meta>
</office:document-meta>
</file>